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 style:list-style-name="L2">
      <style:text-properties fo:font-style="normal" style:font-style-asian="normal" style:font-style-complex="normal"/>
    </style:style>
    <style:style style:name="P3" style:family="paragraph" style:parent-style-name="Text_20_body" style:list-style-name="L2">
      <style:text-properties fo:font-style="normal" style:font-style-asian="normal" style:font-style-complex="normal"/>
    </style:style>
    <style:style style:name="P4" style:family="paragraph" style:parent-style-name="Text_20_body" style:list-style-name="L2">
      <style:text-properties fo:font-style="normal" style:font-style-asian="normal" style:font-style-complex="normal"/>
    </style:style>
    <style:style style:name="P5" style:family="paragraph" style:parent-style-name="Text_20_body" style:list-style-name="L2">
      <style:text-properties fo:font-style="normal" style:font-style-asian="normal" style:font-style-complex="normal"/>
    </style:style>
    <style:style style:name="P6" style:family="paragraph" style:parent-style-name="Text_20_body" style:list-style-name="L7">
      <style:text-properties fo:font-style="normal" style:font-style-asian="normal" style:font-style-complex="normal"/>
    </style:style>
    <style:style style:name="P7" style:family="paragraph" style:parent-style-name="Text_20_body" style:list-style-name="L7">
      <style:text-properties fo:font-style="normal" style:font-style-asian="normal" style:font-style-complex="normal"/>
    </style:style>
    <style:style style:name="P8" style:family="paragraph" style:parent-style-name="Text_20_body" style:list-style-name="L9">
      <style:text-properties fo:font-style="normal" style:font-style-asian="normal" style:font-style-complex="normal"/>
    </style:style>
    <style:style style:name="P9" style:family="paragraph" style:parent-style-name="Text_20_body" style:list-style-name="L9">
      <style:text-properties fo:font-style="normal" style:font-style-asian="normal" style:font-style-complex="normal"/>
    </style:style>
    <style:style style:name="P10" style:family="paragraph" style:parent-style-name="Text_20_body" style:list-style-name="L9">
      <style:text-properties fo:font-style="normal" style:font-style-asian="normal" style:font-style-complex="normal"/>
    </style:style>
    <style:style style:name="P11" style:family="paragraph" style:parent-style-name="Text_20_body" style:list-style-name="L9">
      <style:text-properties fo:font-style="normal" style:font-style-asian="normal" style:font-style-complex="normal"/>
    </style:style>
    <style:style style:name="P12" style:family="paragraph" style:parent-style-name="Text_20_body" style:list-style-name="L10">
      <style:text-properties fo:font-style="normal" style:font-style-asian="normal" style:font-style-complex="normal"/>
    </style:style>
    <style:style style:name="P13" style:family="paragraph" style:parent-style-name="Text_20_body" style:list-style-name="L10">
      <style:text-properties fo:font-style="normal" style:font-style-asian="normal" style:font-style-complex="normal"/>
    </style:style>
    <style:style style:name="P14" style:family="paragraph" style:parent-style-name="Text_20_body" style:list-style-name="L10">
      <style:text-properties fo:font-style="normal" style:font-style-asian="normal" style:font-style-complex="normal"/>
    </style:style>
    <style:style style:name="P15" style:family="paragraph" style:parent-style-name="Text_20_body" style:list-style-name="L11">
      <style:text-properties fo:font-style="normal" style:font-style-asian="normal" style:font-style-complex="normal"/>
    </style:style>
    <style:style style:name="P16" style:family="paragraph" style:parent-style-name="Text_20_body" style:list-style-name="L11">
      <style:text-properties fo:font-style="normal" style:font-style-asian="normal" style:font-style-complex="normal"/>
    </style:style>
    <style:style style:name="P17" style:family="paragraph" style:parent-style-name="Text_20_body" style:list-style-name="L11">
      <style:text-properties fo:font-style="normal" style:font-style-asian="normal" style:font-style-complex="normal"/>
    </style:style>
    <style:style style:name="P18" style:family="paragraph" style:parent-style-name="Text_20_body" style:list-style-name="L12">
      <style:text-properties fo:font-style="normal" style:font-style-asian="normal" style:font-style-complex="normal"/>
    </style:style>
    <style:style style:name="P19" style:family="paragraph" style:parent-style-name="Text_20_body" style:list-style-name="L12">
      <style:text-properties fo:font-style="normal" style:font-style-asian="normal" style:font-style-complex="normal"/>
    </style:style>
    <style:style style:name="P20" style:family="paragraph" style:parent-style-name="Text_20_body" style:list-style-name="L12">
      <style:text-properties fo:font-style="normal" style:font-style-asian="normal" style:font-style-complex="normal"/>
    </style:style>
    <style:style style:name="P21" style:family="paragraph" style:parent-style-name="Text_20_body" style:list-style-name="L13">
      <style:text-properties fo:font-style="normal" style:font-style-asian="normal" style:font-style-complex="normal"/>
    </style:style>
    <style:style style:name="P22" style:family="paragraph" style:parent-style-name="Text_20_body" style:list-style-name="L13">
      <style:text-properties fo:font-style="normal" style:font-style-asian="normal" style:font-style-complex="normal"/>
    </style:style>
    <style:style style:name="P23" style:family="paragraph" style:parent-style-name="Text_20_body" style:list-style-name="L13">
      <style:text-properties fo:font-style="normal" style:font-style-asian="normal" style:font-style-complex="normal"/>
    </style:style>
    <style:style style:name="P24" style:family="paragraph" style:parent-style-name="Text_20_body" style:list-style-name="L13">
      <style:text-properties fo:font-style="normal" style:font-style-asian="normal" style:font-style-complex="normal"/>
    </style:style>
    <style:style style:name="P25" style:family="paragraph" style:parent-style-name="Text_20_body" style:list-style-name="L5"/>
    <style:style style:name="P26" style:family="paragraph" style:parent-style-name="Text_20_body" style:list-style-name="L5"/>
    <style:style style:name="P27" style:family="paragraph" style:parent-style-name="Text_20_body" style:list-style-name="L5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6"/>
    <style:style style:name="P31" style:family="paragraph" style:parent-style-name="Text_20_body" style:list-style-name="L6"/>
    <style:style style:name="P32" style:family="paragraph" style:parent-style-name="To_20_be_20_removed" style:list-style-name="L1"/>
    <style:style style:name="P33" style:family="paragraph" style:parent-style-name="To_20_be_20_removed" style:list-style-name="L1"/>
    <style:style style:name="P34" style:family="paragraph" style:parent-style-name="To_20_be_20_removed" style:list-style-name="L1"/>
    <style:style style:name="P35" style:family="paragraph" style:parent-style-name="To_20_be_20_removed" style:list-style-name="L1"/>
    <style:style style:name="P36" style:family="paragraph" style:parent-style-name="To_20_be_20_removed" style:list-style-name="L1"/>
    <style:style style:name="P37" style:family="paragraph" style:parent-style-name="To_20_be_20_removed" style:list-style-name="L1"/>
    <style:style style:name="P38" style:family="paragraph" style:parent-style-name="To_20_be_20_removed" style:list-style-name="L3"/>
    <style:style style:name="P39" style:family="paragraph" style:parent-style-name="To_20_be_20_removed" style:list-style-name="L3"/>
    <style:style style:name="P40" style:family="paragraph" style:parent-style-name="To_20_be_20_removed" style:list-style-name="L3"/>
    <style:style style:name="P41" style:family="paragraph" style:parent-style-name="To_20_be_20_removed" style:list-style-name="L4"/>
    <style:style style:name="P42" style:family="paragraph" style:parent-style-name="To_20_be_20_removed" style:list-style-name="L4"/>
    <style:style style:name="P43" style:family="paragraph" style:parent-style-name="To_20_be_20_removed" style:list-style-name="L4"/>
    <style:style style:name="P44" style:family="paragraph" style:parent-style-name="To_20_be_20_removed" style:list-style-name="L8"/>
    <style:style style:name="P45" style:family="paragraph" style:parent-style-name="To_20_be_20_removed" style:list-style-name="L8"/>
    <style:style style:name="P46" style:family="paragraph" style:parent-style-name="To_20_be_20_removed" style:list-style-name="L8"/>
    <style:style style:name="P47" style:family="paragraph" style:parent-style-name="To_20_be_20_removed" style:list-style-name="L8"/>
    <style:style style:name="P48" style:family="paragraph" style:parent-style-name="To_20_be_20_removed" style:list-style-name="L8"/>
    <style:style style:name="P49" style:family="paragraph" style:parent-style-name="To_20_be_20_removed" style:list-style-name="L8"/>
    <style:style style:name="P50" style:family="paragraph" style:parent-style-name="To_20_be_20_removed" style:list-style-name="L8"/>
    <style:style style:name="P51" style:family="paragraph" style:parent-style-name="To_20_be_20_removed" style:list-style-name="L8"/>
    <style:style style:name="P52" style:family="paragraph" style:parent-style-name="To_20_be_20_removed" style:list-style-name="L8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ru" fo:country="RU"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MDD и AOP к разработке ПО, связанного с формальными грамматиками</text:h>
      <text:p text:style-name="Text_20_body">Современные средства разработки грамматик и связанных с ними приложений не удовлетворяют принципам инженерии ПО: различные аспекты системы смешиваются, нарушается модульность и разграничение уровней абстракции. В настоящей работе представлена концепция средства разработки, призванного решить эти проблемы, используя принципы модельно-ориентированной разработки и аспектно-ориентированного программирования.</text:p>
      <text:h text:style-name="Heading_20_2" text:outline-level="2">Введение</text:h>
      <text:h text:style-name="Heading_20_3" text:outline-level="3">Актуальность проблемы</text:h>
      <text:p text:style-name="To_20_be_20_removed">Общие требования, предъявляемые в ООП: модульность, расширяемость, повторное использование, читаемость, разделение уровней абстракции.</text:p>
      <text:p text:style-name="To_20_be_20_removed">А с грамматиками все не так.</text:p>
      <text:p text:style-name="To_20_be_20_removed">Сослаться на Клинта</text:p>
      <text:list text:style-name="L1">
        <text:list-item>
          <text:p text:style-name="P32">Смешение аспектов</text:p>
        </text:list-item>
        <text:list-item>
          <text:p text:style-name="P32">Плохая читаемость</text:p>
        </text:list-item>
        <text:list-item>
          <text:p text:style-name="P32">Отсутствие модульности</text:p>
        </text:list-item>
        <text:list-item>
          <text:p text:style-name="P32">Затруднено повторное использование</text:p>
        </text:list-item>
        <text:list-item>
          <text:p text:style-name="P32">Отсутствует разделение уровней абстракции</text:p>
        </text:list-item>
        <text:list-item>
          <text:p text:style-name="P32">Ранний выбор технологии</text:p>
        </text:list-item>
      </text:list>
      <text:p text:style-name="Text_20_body">Разрабатывая программные (и не только программные) системы, необходимо следовать определенным правилам, чтобы совладать со сложностью, присущей решаемой задаче []. Эти правила вырабатывались поколениями разработчиков, и ныне они являются основой современного программирования. Речь идет о поддержании на должном уровне так называемых <text:span text:style-name="T1">факторов внутреннего качества</text:span><text:span text:style-name="T2"> [Meyer], то есть тех свойств системы, которые, будучи не видны для конечного пользователя, в значительной мере обеспечивают уровень качества </text:span><text:span text:style-name="T1">внешнего</text:span><text:span text:style-name="T2">, то есть заметного простому потребителю: корректность, стабильность, удобство в использовании и т.д.. К факторам внутреннего качества относят, в числе прочих, и следующие показатели:</text:span></text:p>
      <text:list text:style-name="L2">
        <text:list-item>
          <text:p text:style-name="P2">понятность программного кода,</text:p>
        </text:list-item>
        <text:list-item>
          <text:p text:style-name="P2">модульность и повторное использование модулей,</text:p>
        </text:list-item>
        <text:list-item>
          <text:p text:style-name="P2">разделение уровней абстракции (слоев) в системе,</text:p>
        </text:list-item>
        <text:list-item>
          <text:p text:style-name="P2">расширяемость.</text:p>
        </text:list-item>
      </text:list>
      <text:p text:style-name="Text_20_body"><text:span text:style-name="T2">В настоящей работе мы обратимся к тем программным системам, которые так или иначе сильно зависят от некоторых формальных языков и их грамматик (в работе [Klint] для таких систем вводится довольно удачное на наш взгляд название </text:span><text:span text:style-name="T1">grammarware</text:span><text:span text:style-name="T2">). К этому классу программных систем относятся, например, компиляторы, интерпретаторы, средства статического анализа программного кода, генераторы кода, средства трансформации программ и другие инструменты, используемые для работы с программным кодом. Кроме того, многие приложения используют собственные «малые» языки для файлов конфигурации (в последнее время для этой цели используют XML, грамматикой для которого являются XSD или DTD-определения). В последние годы стали популярны модельно-ориентированные подходы [], а с ними и предметно-ориентированные языки (с текстовым или графическим </text:span><text:soft-page-break/><text:span text:style-name="T2">синтаксисом), ставшие инструментами уже не только для программистов, но и для конечных пользователей []. </text:span></text:p>
      <text:p text:style-name="P1">Все это многообразие приложений страдает от одной серьезной проблемы: внутреннее качество оставляет желать много лучшего в той части, где речь идет о грамматиках и связанных с ними артефактах разработки. Хорошо развитые в других областях программирования подходы и инструменты, обеспечивающие поддержание на должном уровне факторов внутреннего качества системы, попросту не применяются для grammarware [Klint]. Написанные вручную или с использованием генераторов синтаксические анализаторы и другие средства обработки языков как правило монолитны (разбиение на модули редко заходит дальше разделения лексического и синтаксического анализа), то есть происходит смещение различных аспектов системы (и уровней абстракции). Как следствие такие программы трудно читать, поддерживать и развивать, а использовать такой код повторно почти невозможно.</text:p>
      <text:p text:style-name="P1">В числе основных причин этого явления называют недостаточное понимание проблемы разработчиками и спад интереса к теории формальных грамматик [Klint] , а также сложности, возникающие при переносе концепций (таких как, например, наследование и полиморфизм) на грамматики [ANTLR]. </text:p>
      <text:p text:style-name="P1">Справедливости ради стоит отметить, что в современных средствах автоматизации разработки grammarware предпринимаются попытки решить означенные проблемы. Так генератор синтаксических анализаторов SableCC разделяет определение грамматики и семантические действия, используя схему трансляции [], система ANTLR предоставляет возможность повторного использования ряда артефактов за счет наследования грамматик и анализаторов деревьев (Tree Parsers) []. Кроме того, существуют системы, строящие на выходе готовые приложения (xText [], TCS []), полностью генерируемые, а потому не подлежащие ни чтению, ни расширению вручную. </text:p>
      <text:p text:style-name="P1">Однако этих достижений недостаточно: традиционные генераторы, как бы гибки они ни были, решают низкоуровневую задачу построения синтаксического анализатора по грамматике определенного класса, что существенно ограничивает возможности разработчика в смысле разделения системы на модули и слои, а системам, строящим готовые приложения, не хватает гибкости — они используются в основном для прототипирования.</text:p>
      <text:p text:style-name="P1">Существуют и средства, основанные на формальном подходе к определению языков (речь как правило идет о формальном определении семантики, но общая «научность» подхода распростаняется и на синтаксис). Такие системы [ASF+SDF, Maude, ...] более пригодны для построения универсальных инструментов проектирования, но они создаются учеными-теоретиками преимущественно в исследовательских целях и поэтому (по крайней мере пока) не вполне пригодны для использования в индустрии.</text:p>
      <text:h text:style-name="Heading_20_3" text:outline-level="3">Что мы предлагаем</text:h>
      <text:p text:style-name="P1">В настоящей работе мы представляем концепцию инструментальной платформы, которая призвана обеспечить разработчиков grammarware аппаратом, позволяющим поддерживать внутреннее качество их продуктов на должном уровне. Мы стремимся обеспечить <text:s/>разделение различных аспектов системы и различных уровней абстракции, а также облегчить эволюционные изменений как системы в целом, так и отдельных модулей.</text:p>
      <text:p text:style-name="P1">Предлагаемый подход основан современных концепциях разработки ПО: MDD (Model Driven Development []) и аспектно-ориентированном [] и генеративном программировании [].</text:p>
      <text:p text:style-name="Text_20_body"><text:span text:style-name="T2">В нашей системе контекстно-свободная грамматика задается в EBNF [] без каких-либо априорных ограничений на класс грамматики. Определение грамматики может быть дополнено метаданными произвольной структуры. Элементы грамматики, выбираемые </text:span><text:soft-page-break/><text:span text:style-name="T2">специализированными запросами, становятся входными данными для различных преобразований. Результатами преобразований являются всевозможные артефакты разработки: новые варианты грамматики, различные модели или код. Также поддерживается возможность использования какого-либо генератора синтаксических анализаторов.</text:span></text:p>
      <text:p text:style-name="P1">В следующих разделах дается подробное описание подхода, после чего представлен пример его использования для создания расширяемого анализатора арифметических выражений.</text:p>
      <text:h text:style-name="Heading_20_2" text:outline-level="2">Определение грамматики</text:h>
      <text:p text:style-name="To_20_be_20_removed">Грамматика – модель</text:p>
      <text:p text:style-name="To_20_be_20_removed">Нетерминал -&gt; ENBF-определение</text:p>
      <text:p text:style-name="To_20_be_20_removed">Каждому вхождению символа может быть сопоставлен набор атрибутов (метаданные)</text:p>
      <text:p text:style-name="To_20_be_20_removed">Теор. каждому терму (один символ или что-то в скобках) может быть сопоставлен набор метаданных</text:p>
      <text:p text:style-name="To_20_be_20_removed">Метаданные плоские: атрибут=значение или просто атрибут, выделена форма значение:символ для атрибута name</text:p>
      <text:p text:style-name="Text_20_body">Как уже было сказано, грамматика в нашей системе задается в расширенной форме Бэкуса-Наура (Extended BNF, EBNF []), причем мы будем использовать нотацию, проиллюстрированную ниже:</text:p>
      <text:p text:style-name="Code">Rule -&gt; NontermSpec '-&gt;' {SymbolSpec} ';' ;</text:p>
      <text:p text:style-name="Text_20_body">Здесь символ фигурные скобки обозначают ноль или более повторений , знак '<text:span text:style-name="Inlined_20_code">-&gt;</text:span>' разделяет левую и правую части правила. Имена нетерминальных символов начинаются с заглавной буквы, простые терминалы задаются в одинарных кавычках. Вот еще один пример:</text:p>
      <text:p text:style-name="Code">Terminal -&gt; id | quotedCharacters;</text:p>
      <text:p text:style-name="Code">AttributeList -&gt; Attribute {',' Attribute} ;</text:p>
      <text:p text:style-name="Text_20_body">Именованные терминалы называются со строчной буквы, а знак '|' обозначает альтернативу. Прочие обозначения будут поясняться по мере надобности.</text:p>
      <text:p text:style-name="Text_20_body">Согласно идеологии MDD, мы рассматриваем определение грамматики не как текст на некотором языке, а как <text:span text:style-name="T1">модель</text:span><text:span text:style-name="T2">, то есть набор объектов, связанных ассоциациями []. По сути этот набор объектов есть ни что иное как абстрактное синтаксическое дерево (AST []) определения грамматики. Далее мы будем говорить об </text:span><text:span text:style-name="T1">объектах </text:span><text:span text:style-name="T2">или </text:span><text:span text:style-name="T1">элементах </text:span><text:span text:style-name="T2">грамматики, имея в виду элементы этого дерева, то есть смысловые единицы описания грамматики. Примерами таких единиц будут символы: нетерминалы, и терминалы, правила, отдельные альтернативы и т.д.</text:span></text:p>
      <text:p text:style-name="P1">Априори на грамматику не накладывается никаких ограничений, то есть она может быть, например, сколь угодно неоднозначной, если это устраивает разработчика. Сама по себе система работает с грамматикой как с моделью и не пользуется семантикой ее определения.</text:p>
      <text:h text:style-name="Heading_20_2" text:outline-level="2">Преобразования грамматики</text:h>
      <text:p text:style-name="P1">Grammarware — это программное обеспечение, основанное на грамматиках, поэтому весь процесс разработки этого класса программных систем концентрируется вокруг определений различных грамматик, и состоит в расширении и анализе этих определений, а также в построении на их основе других артефактов разработки.</text:p>
      <text:p text:style-name="P1">Располагая определением синтаксической структуры языка и соответствующими инструментами для работы с ним, разработчик может сделать очень многое. Например (самый примитивный случай), можно автоматически преобразовать исходное определение к классу LL(*) и сгенерировать определение синтаксического анализатора для ANTLR. </text:p>
      <text:p text:style-name="Text_20_body"><text:span text:style-name="T2">Кроме собственно синтаксической структуры языка, разработчик может извлекать из грамматики и другие виды информации, например, построить Java-классы вершин AST </text:span><text:soft-page-break/><text:span text:style-name="T2">разрабатываемого языка и внедрить в генерируемое ANTLR-определение код построения AST. Существует масса других полезных приложений, значительная часть кода которых может быть получена на автоматически на основе грамматик: трансляция одного языка в другой, определение правил форматирования кода, подсчет различных метрик и статический анализ кода и </text:span><text:span text:style-name="T4">т.д.</text:span></text:p>
      <text:p text:style-name="P1">Наша задача — предоставить необходимый инструментарий для подобных операций с грамматиками. Все преобразования задаются с помощью специализированных языков, являющихся частью нашей системы. Каждое преобразование может быть повторно использовано.</text:p>
      <text:h text:style-name="Heading_20_2" text:outline-level="2">Виды преобразований</text:h>
      <text:p text:style-name="To_20_be_20_removed">Преобразования обрабатывают результаты запросов, создавая полезные артефакты</text:p>
      <text:p text:style-name="To_20_be_20_removed">Сообщения об ошибках</text:p>
      <text:list text:style-name="L3">
        <text:list-item>
          <text:p text:style-name="P38">На пустоту</text:p>
        </text:list-item>
        <text:list-item>
          <text:p text:style-name="P38">На непустоту</text:p>
        </text:list-item>
        <text:list-item>
          <text:p text:style-name="P38">Возможно, это нужно встроить в метаязык, объединяющий запросы и трансформации, поскольку работать это должно везде.</text:p>
        </text:list-item>
      </text:list>
      <text:p text:style-name="To_20_be_20_removed">Генерация новой грамматики</text:p>
      <text:list text:style-name="L4">
        <text:list-item>
          <text:p text:style-name="P41">пространство объектов с первичными ключами</text:p>
        </text:list-item>
        <text:list-item>
          <text:p text:style-name="P41">операторы rule ... -&gt; и rule ... |&gt; для определения правила и добавления альтернативы</text:p>
        </text:list-item>
        <text:list-item>
          <text:p text:style-name="P41">Возможность копирования части старой грамматики (аналогия с XSLT)</text:p>
        </text:list-item>
      </text:list>
      <text:p text:style-name="To_20_be_20_removed">Генерация модели</text:p>
      <text:p text:style-name="To_20_be_20_removed"><text:tab/>Подробно не расписывать</text:p>
      <text:p text:style-name="To_20_be_20_removed">Генерация кода</text:p>
      <text:p text:style-name="To_20_be_20_removed">С возможностью сообщать об ошибках</text:p>
      <text:p text:style-name="Text_20_body">Преобразования (или <text:span text:style-name="T1">трансформации</text:span>) являются основными модулями при работе в рамках MDD. Фактически MDD состоит в том, чтобы запротоколировать весь процесс разработки в виде трансформаций, чтобы иметь возможность автоматически выполнить его от начала до конца в любой момент, если это понадобится: например, если изменятся входные данные, которые, как правило, отражают требования, или если в одной из трансформаций будет обнаружена ошибка.</text:p>
      <text:p text:style-name="Text_20_body">Для работы с грамматиками в рамках предлагаемого подхода будут использоваться следующие виды преобразований:</text:p>
      <text:list text:style-name="L5">
        <text:list-item>
          <text:p text:style-name="P25">построение новой грамматики (или расширение существующей),</text:p>
        </text:list-item>
        <text:list-item>
          <text:p text:style-name="P25">построение экземпляра некоторой метамодели [],</text:p>
        </text:list-item>
        <text:list-item>
          <text:p text:style-name="P25">генерация произвольного текста (например, кода на языке программирования),</text:p>
        </text:list-item>
        <text:list-item>
          <text:p text:style-name="P25">генерация определения грамматики на входном языке какого-либо программного средства (например, ANTLR или xText).</text:p>
        </text:list-item>
      </text:list>
      <text:p text:style-name="Text_20_body">Возможность построения одной грамматики по другой — очень важный момент в жизненном цикле grammarware, поскольку таким образом можно обеспечить относительно безболезненную эволюцию системы, что в настоящее время является основной проблемой разработчиков подобных продуктов. Не менее важно уметь строить по грамматике различные модели, например, иерархии классов UML [] или Ecore<text:tab/>[] или другие специализированные модели, на основе которых в рамках MDD будут генерироваться прочие артефакты разработки.</text:p>
      <text:p text:style-name="Text_20_body">Генерация текста занимает особое место среди возможных преобразований, ее можно <text:soft-page-break/>сравнить с использованием динамически типизированных языков программирования: как Ruby используется там, где Java слишком сложна и недостаточно гибка, так и простой текст заменяет строго регламентированные по структуре модели там, где их построение затруднено. Естественно, не нужно сбрасывать со счетов и необходимость построения программного кода — единственного представления программ, пригодного для дальнейшей компиляции и исполнения.</text:p>
      <text:p text:style-name="Text_20_body">Последний вид преобразования, связанный с необходимостью использования существующих средств «генерации компиляторов», введен для удобства: теоретически его можно было реализовать как генерацию обычного текста, однако на практике создание таких генераторов — дело довольно трудное, к тому же популярных средств для работы с грамматиками не так уж много, и трансформации в их входные языки целесообразно включить в стандартную библиотеку. Такие преобразования будут своего рода «шаблонами»: всю механическую работу по преобразованию правил из нашей нотации нужный вид выполнит система (здесь речь не идет об изменении структуры правил — только о форме их записи), а код семантических действий (и другие расширения определения грамматики) будет определяться разработчиком.</text:p>
      <text:p text:style-name="Text_20_body">Вне зависимости от вида преобразования разработчику потребуются несколько основных возможностей как то:</text:p>
      <text:list text:style-name="L6">
        <text:list-item>
          <text:p text:style-name="P29">обработка не всей грамматики целиком, а лишь некоторого набора объектов, выбранного по определенному критерию,</text:p>
        </text:list-item>
        <text:list-item>
          <text:p text:style-name="P29">отслеживание корректности входных данных и механизм сообщения об ошибках,</text:p>
        </text:list-item>
        <text:list-item>
          <text:p text:style-name="P29">взаимодействие различных преобразований.</text:p>
        </text:list-item>
      </text:list>
      <text:p text:style-name="Text_20_body">Первая задача решается с помощью специализированного <text:span text:style-name="T1">языка запросов</text:span><text:span text:style-name="T2">, позволяющего определять критерии для выборки объектов из грамматики. Всякое преобразование работает с набором объектов, выбранным каким-то запросом. Подробнее язык запросов будет описан в следующем разделе.</text:span></text:p>
      <text:p text:style-name="P1">Проверить корректность входных данных можно также с помощью языка запросов. Для очень широкого круга проверок вполне достаточно двух форм задания условия: </text:p>
      <text:list text:style-name="L7">
        <text:list-item>
          <text:p text:style-name="P6">множество объектов, выбранное запросом пусто, то есть в грамматике нет нужных объектов,</text:p>
        </text:list-item>
        <text:list-item>
          <text:p text:style-name="P6">или, наоборот, в грамматике существуют «нежелательные» объекты, удовлетворяющие определенному запросу, и множество, выбранное по этому запросу не пусто.</text:p>
        </text:list-item>
      </text:list>
      <text:p text:style-name="P1">Как показано ниже, с помощью этих инструментов можно проверять довольно сложные условия, что обусловлено, конечно, мощностью языка запросов.</text:p>
      <text:p text:style-name="Text_20_body"><text:span text:style-name="T2">Взаимодействие различных преобразований в нашей системе обеспечивается с помощью </text:span><text:span text:style-name="T1">глобального репозитория</text:span><text:span text:style-name="T2">. Задача состоит в том, чтобы каждое преобразование могло обращаться к объектам, созданным другими преобразованиями, причем желательно, чтобы не было необходимости связывать зависимые преобразования статически — во время компиляции. Во многих системах для этих целей применяются журналы (traces []), хранящие информацию о том, какой объект является результатом какого преобразования, однако нам такой подход представляется не очень удобным. В нашей системе всякий объект помещается в глобальный репозиторий и может быть извлечен оттуда по значениям </text:span><text:span text:style-name="T1">ключевых полей</text:span><text:span text:style-name="T2">. понятие ключевого поля соответствует понятию первичного ключа или уникального индекса в СУБД. Например, если мы хотим получить нетерминал с именем «Expression», нам достаточно написать следующее:</text:span></text:p>
      <text:p text:style-name="Code"><text:span text:style-name="T3">nonterm</text:span><text:span text:style-name="T2"> Expr[name='Expression'];</text:span></text:p>
      <text:p text:style-name="Text_20_body"><text:soft-page-break/><text:span text:style-name="T2">Поиск осуществляется по двум параметром: классу объекта (</text:span><text:span text:style-name="T1">нетерминал</text:span><text:span text:style-name="T2">, определяется словом nonterm) и значению атрибута name (все атрибуты для поиска и их значения указываются в квадратных скобках после имени переменной). Поскольку имя (атрибут name) — наиболее распространенный первичный ключ, мы предоставляем сокращенный синтаксис для случая, когда поиск ведется по нему:</text:span></text:p>
      <text:p text:style-name="Code"><text:span text:style-name="T3">nonterm</text:span><text:span text:style-name="T2"> Expression;</text:span></text:p>
      <text:p text:style-name="P1">Эта строка делает в точности то же, что и предыдущая, но имя переменной теперь само по себе является ключом для поиска.</text:p>
      <text:p text:style-name="P1">С помощью этого простого механизма (в сочетании с метаданными, о которых будет сказано ниже) можно легко и естественно обеспечивать связь между различными преобразованиями, не связывая разработчика статическими зависимостями.</text:p>
      <text:p text:style-name="P1">Для построения произвольных моделей и текста мы используем стандартные средства: вариацию HUTN [], позволяющую просто задать значения всех свойств каждого объекта, и язык текстовых шаблонов StringTemplate [], для краткости мы не описываем здесь технические детали, связанные с ними.</text:p>
      <text:p text:style-name="P1">Более подробно следует остановится на средствах построения грамматик (см. раздел []), но сначала определим язык запросов.</text:p>
      <text:h text:style-name="Heading_20_2" text:outline-level="2">Язык запросов</text:h>
      <text:p text:style-name="To_20_be_20_removed"><text:tab/>Запрос выдает набор объектов, удовлетворяющий данным условиям</text:p>
      <text:p text:style-name="To_20_be_20_removed">Простые фильтры</text:p>
      <text:list text:style-name="L8">
        <text:list-item>
          <text:p text:style-name="P44">фильтр по имени</text:p>
        </text:list-item>
        <text:list-item>
          <text:p text:style-name="P44">по типу (терминал, нетерминал, символ</text:p>
        </text:list-item>
        <text:list-item>
          <text:p text:style-name="P44">по последовательности вхождений (рег. выражение)</text:p>
        </text:list-item>
        <text:list-item>
          <text:p text:style-name="P44">именование конструкций: создание переменных для дальнейшего использования</text:p>
        </text:list-item>
      </text:list>
      <text:p text:style-name="To_20_be_20_removed">Метаданные (может, следует вынести в раздел про метаданные)</text:p>
      <text:list text:style-name="L8">
        <text:list-item text:start-value="1">
          <text:p text:style-name="P44">по метаданным (на совпадение)</text:p>
        </text:list-item>
      </text:list>
      <text:p text:style-name="To_20_be_20_removed">Альтернативы</text:p>
      <text:list text:style-name="L8">
        <text:list-item text:start-value="1">
          <text:p text:style-name="P44">Проблема: есть альтернативы в правилах, причем не всегда это альтернативы верхнего уровня. Значит: надо сделать альтернативы верхнего уровня (в запросах) отличающимися от вложенных альтернатив, есть оператор {*}, который позволяет выбрать все альтернативы (и вообще, операторы в {} работают на альтернативах, игнорируя порядок.</text:p>
        </text:list-item>
      </text:list>
      <text:p text:style-name="To_20_be_20_removed">Операции с выбранными множествами</text:p>
      <text:list text:style-name="L8">
        <text:list-item text:start-value="1">
          <text:p text:style-name="P44">Можно объединять, пересекать и вычитать множества</text:p>
        </text:list-item>
        <text:list-item>
          <text:p text:style-name="P44">Можно делать несколько запросов, а потом обрабатывать их результаты в одной акции</text:p>
        </text:list-item>
        <text:list-item>
          <text:p text:style-name="P44">Это должно быть в языке запросов, чтобы не встраивать в каждый язык преобразований по-своему.</text:p>
        </text:list-item>
      </text:list>
      <text:p text:style-name="Text_20_body">Задача языка запросов — предоставить инструментарий для выбора объектов из грамматики по всевозможным критериям. К таким критериям относятся как индивидуальные свойства объектов (например, имя символа), так и <text:span text:style-name="T1">структурный контекст</text:span><text:span text:style-name="T2">: свойства фрагмента грамматики, частью которого является объект.</text:span></text:p>
      <text:p text:style-name="P1">Вот примеры типичных запросов:</text:p>
      <text:list text:style-name="L9">
        <text:list-item>
          <text:p text:style-name="P8">нетерминал, имя которого оканчивается на «Expression»;</text:p>
        </text:list-item>
        <text:list-item>
          <text:p text:style-name="P8">правило, в правой части которого стоит ровно один символ;</text:p>
        </text:list-item>
        <text:list-item>
          <text:p text:style-name="P8">символ стоящий в каком-либо правиле между двумя нетерминалами;</text:p>
        </text:list-item>
        <text:list-item>
          <text:p text:style-name="P8">все альтернативы данного правила, кроме той, в которой есть символ X.</text:p>
        </text:list-item>
      </text:list>
      <text:p text:style-name="P1">Настоящая работа не имеет целью исчерпывающее описание возможностей языка запросов <text:soft-page-break/>(не все из которых в настоящий момент до конца разработаны), поэтому мы ограничимся лишь основными моемнтами.</text:p>
      <text:p text:style-name="P1">Начнем с простых свойств выбираемых объектов. Нам понадобится выбирать символы грамматики по имени и типу (нетерминал, терминал). Для этих целей в языке запросов имеются следующие инструменты. </text:p>
      <text:p text:style-name="P1">Запрос, представляющий из себя просто регулярное выражение для строки символов, с операторами «*» (любое количество любых символов) и «.» (один любой символ), определяет шаблон поиска по имени:</text:p>
      <text:list text:style-name="L10">
        <text:list-item>
          <text:p text:style-name="P12"><text:span text:style-name="Inlined_20_code">Expression</text:span> — символ с именем «Expression»;</text:p>
        </text:list-item>
        <text:list-item>
          <text:p text:style-name="P12"><text:span text:style-name="Inlined_20_code">*Expression</text:span> — символ, имя которого оканчивается на «Expression»;</text:p>
        </text:list-item>
        <text:list-item>
          <text:p text:style-name="P12"><text:span text:style-name="Inlined_20_code">.*Expression</text:span> — символ грамматики, имя которого заканчивается на «Expression», но содержит еще хотя бы один символ.</text:p>
        </text:list-item>
      </text:list>
      <text:p text:style-name="P1">Для ограничения типа символа грамматики используются следующие обозначения (в квадратных скобках указывается ограничение на имя):</text:p>
      <text:list text:style-name="L11">
        <text:list-item>
          <text:p text:style-name="P15"><text:span text:style-name="Inlined_20_code">#symbol[Plus]</text:span> — любой символ (терминал или нетерминал) с именем «Plus»;</text:p>
        </text:list-item>
        <text:list-item>
          <text:p text:style-name="P15"><text:span text:style-name="Inlined_20_code">#nonterm[Expr*]</text:span> — нетерминал, имя которого начинается на «Expr»;</text:p>
        </text:list-item>
        <text:list-item>
          <text:p text:style-name="P15"><text:span text:style-name="Inlined_20_code">#term[*.num]</text:span> — терминал, имя которого заканчивается на num, но содержит еще хотя бы один символ.</text:p>
        </text:list-item>
      </text:list>
      <text:p text:style-name="P1">Перейдем к структурному контексту. Положение того или иного символа в правиле и вид этого правила задается регулярным выражением на символах грамматики. В таких выражениях целесообразно использовать переменные (имя переменной предваряет вырадение для символа и отделяется от него двоеточием):</text:p>
      <text:list text:style-name="L12">
        <text:list-item>
          <text:p text:style-name="P18"><text:span text:style-name="Inlined_20_code">N -&gt; x | N x</text:span> — в точности такое правило: «<text:span text:style-name="Inlined_20_code">N -&gt; x | N x</text:span>»;</text:p>
        </text:list-item>
        <text:list-item>
          <text:p text:style-name="P18"><text:span text:style-name="Inlined_20_code">N:#nonterm -&gt; x | N x</text:span> — правила такого вида, где в первой альтернативе стоит символ с именем «x», а во второй — он же, предваренный нетерминалом из левой части правила;</text:p>
        </text:list-item>
        <text:list-item>
          <text:p text:style-name="P18"><text:span text:style-name="Inlined_20_code">#nonterm -&gt; #term*</text:span> — правила, в правой части которых стоит цепочка терминалов.</text:p>
        </text:list-item>
      </text:list>
      <text:p text:style-name="P1">Нужно заметить, что по практическим соображениям очень часто необходимо рассматривать не правила целиком, а лишь отдельные альтернативы. При этом имеются в виду <text:s/>альтернативы <text:span text:style-name="T1">верхнего уровня</text:span>, то есть те знаки «<text:span text:style-name="Inlined_20_code">|</text:span>», непосредственным родителем которых в дереве разбора определения грамматики будет само правило (символ «<text:span text:style-name="Inlined_20_code">-&gt;</text:span>»). Для решения этой проблемы мы вводим новые обозначения: знаком «<text:span text:style-name="Inlined_20_code">||</text:span>» мы обозначаем альтернативу верхнего уровня, причем при использовании этого знака в выражении для правила, порядок определения альтернатив в грамматике не учитывается. Так, если выражение «<text:span text:style-name="Inlined_20_code">N -&gt; x | N x</text:span>» не допускает правила, в котором альтернативы идут в обратном порядке, то выражение «<text:span text:style-name="Inlined_20_code">N -&gt; x || N x</text:span>» из допускает. Таким образом, знак «<text:span text:style-name="Inlined_20_code">|</text:span>» не коммутативен, а «<text:span text:style-name="Inlined_20_code">||</text:span>» — коммутативен.</text:p>
      <text:p text:style-name="P1">В дополнение к «<text:span text:style-name="Inlined_20_code">||</text:span>» введем еще одно обозначение: кроме «<text:span text:style-name="Inlined_20_code">-&gt;</text:span>», можно использовать «|<text:span text:style-name="Inlined_20_code">&gt;</text:span>», обозначающий, что имеется в виду не правило целиком, а какие-то его альтернативы верхнего уровня. Так, например, выражение «<text:span text:style-name="Inlined_20_code">N -&gt; x || N x</text:span>» не допускает правило «<text:span text:style-name="Inlined_20_code">N -&gt; x | N x | x y</text:span>», а то же выражение со знаком «|<text:span text:style-name="Inlined_20_code">&gt;</text:span>» («<text:span text:style-name="Inlined_20_code">N |&gt; x || N x</text:span>») — допускает.</text:p>
      <text:p text:style-name="P1">Также нам понадобится оператор, которому соответствуют все альтернативы данного правила, кроме указанных. Для этой цели мы используем обозначение «{*}». Такое оператор не сделает язык запросов более сильным с точки зрения выбор множеств, но он поможет сопоставлять все неуказанные альтернативы некоторой переменной, которую впоследствии <text:soft-page-break/>сможет использовать то преобразование, которое будет обрабатывать результаты запроса.</text:p>
      <text:p text:style-name="P1">Осталось сказать, что множества, выбранные по различным запросам можно объединять, пересекать или вычитать. Для этого используются следующие обозначения:</text:p>
      <text:list text:style-name="L13">
        <text:list-item>
          <text:p text:style-name="P21"><text:span text:style-name="Inlined_20_code">[запрос] операция [запрос]</text:span>, где операция:</text:p>
          <text:list>
            <text:list-item>
              <text:p text:style-name="P21"><text:span text:style-name="Inlined_20_code">|</text:span> - объединение,</text:p>
            </text:list-item>
            <text:list-item>
              <text:p text:style-name="P21"><text:span text:style-name="Inlined_20_code">&amp;</text:span> - пересечение,</text:p>
            </text:list-item>
            <text:list-item>
              <text:p text:style-name="P21"><text:span text:style-name="Inlined_20_code">\</text:span> - вычитание множеств.</text:p>
            </text:list-item>
          </text:list>
        </text:list-item>
      </text:list>
      <text:p text:style-name="P1">На этом мы остановимся, не затрагивая дальнейшие тонкости, связанные с языком запросов.</text:p>
      <text:h text:style-name="Heading_20_2" text:outline-level="2">Метаданные</text:h>
      <text:p text:style-name="To_20_be_20_removed">Метаданные в запросах: выборка по совпадению</text:p>
      <text:p text:style-name="To_20_be_20_removed">Метаданные в трансформациях: поля</text:p>
      <text:p text:style-name="To_20_be_20_removed">Типы в метаданных</text:p>
      <text:h text:style-name="Heading_20_2" text:outline-level="2">Использование предложенного подхода для разработки анализатора выражений</text:h>
      <text:p text:style-name="Text_20_body">Грамматика</text:p>
      <text:p text:style-name="Text_20_body">Expression -&gt; '('Expression')' | num | Expression Operation Expression</text:p>
      <text:p text:style-name="Text_20_body">Operation -&gt; '+' | '*' | '-' | '/' | '^'</text:p>
      <text:p text:style-name="Text_20_body">Метаданные: приоритеты и имена операций</text:p>
      <text:p text:style-name="Text_20_body">PLUS = {name = 'Plus'; assoc=left; arg='Plus'}</text:p>
      <text:p text:style-name="Text_20_body">MULT = {name = 'Mult'; assoc=left; super='Plus'; arg='Pow'}</text:p>
      <text:p text:style-name="Text_20_body">POW = {name = 'Pow'; assoc=right; super='Mult'}</text:p>
      <text:p text:style-name="Text_20_body">'+', '-' : PLUS</text:p>
      <text:p text:style-name="Text_20_body">'*', '/' : MULT</text:p>
      <text:p text:style-name="Text_20_body">'^' : POW</text:p>
      <text:p text:style-name="Text_20_body">Преобразование в однозначную грамматику с учетом ассоциативности </text:p>
      <text:p text:style-name="Text_20_body">Factor -&gt; '('Expression')' | num</text:p>
      <text:p text:style-name="Text_20_body">Pow -&gt; Factor | Factor PowOp Pow</text:p>
      <text:p text:style-name="Text_20_body">Mult -&gt; Pow | Mult MultOp Pow</text:p>
      <text:p text:style-name="Text_20_body">Plus -&gt; Mult | Plus PlusOp Mult</text:p>
      <text:p text:style-name="Text_20_body">Expression -&gt; Plus</text:p>
      <text:p text:style-name="Text_20_body"/>
      <text:p text:style-name="Text_20_body">map [Expression -&gt; factors:{*} || Expression Op Expression] {</text:p>
      <text:p text:style-name="Text_20_body"><text:tab/>rule Factor -&gt; factors;</text:p>
      <text:p text:style-name="Text_20_body">}</text:p>
      <text:p text:style-name="Text_20_body">map [op:#symbol{name}] {</text:p>
      <text:p text:style-name="Text_20_body"><text:tab/>rule Op[op.name + 'Op']{pri=op.pri} |&gt; op;</text:p>
      <text:p text:style-name="Text_20_body"><text:soft-page-break/><text:tab/>rule Super[op.super || 'Expression'] -&gt; Operation[op.name];</text:p>
      <text:p text:style-name="Text_20_body">}</text:p>
      <text:p text:style-name="Text_20_body">map [op:#symbol{assoc=left}] {</text:p>
      <text:p text:style-name="Text_20_body"><text:tab/>rule Operation[op.name] -&gt; Arg[op.arg || 'Factor'] | Operation Op[op.name + 'Op'] Arg;</text:p>
      <text:p text:style-name="Text_20_body">} </text:p>
      <text:p text:style-name="Text_20_body">map [op:#symbol{assoc=right}] {</text:p>
      <text:p text:style-name="Text_20_body"><text:tab/>rule Operation[op.name] -&gt; Arg[op.arg || 'Factor'] | Arg Op[op.name + 'Op'] Operation;</text:p>
      <text:p text:style-name="Text_20_body">}</text:p>
      <text:p text:style-name="Text_20_body"/>
      <text:p text:style-name="Text_20_body">Можно было сразу избавиться от левой рекурсии</text:p>
      <text:p text:style-name="Text_20_body">map [op:#symbol{assoc=left}] {</text:p>
      <text:p text:style-name="Text_20_body"><text:tab/>rule Rest[op.name + 'Rest'] -&gt; Op[op.name + 'Op'] Arg[op.arg] Rest | \eps ;</text:p>
      <text:p text:style-name="Text_20_body"><text:tab/>rule Operation[op.name] -&gt; Arg Rest;</text:p>
      <text:p text:style-name="Text_20_body"><text:tab/>rule Super[op.super] -&gt; Operation;</text:p>
      <text:p text:style-name="Text_20_body">} </text:p>
      <text:p text:style-name="Text_20_body"/>
      <text:p text:style-name="Text_20_body">Но мы создадим переиспользуемый метод:</text:p>
      <text:p text:style-name="Text_20_body">map [N:#nonterm -&gt; N a:* || b:{^N *}] {</text:p>
      <text:p text:style-name="Text_20_body"><text:tab/>rule R[N.name + 'Rest'] -&gt; a R | \eps;</text:p>
      <text:p text:style-name="Text_20_body"><text:tab/>rule N -&gt; b R;</text:p>
      <text:p text:style-name="Text_20_body">}</text:p>
      <text:p text:style-name="Text_20_body"/>
      <text:p text:style-name="Text_20_body"/>
      <text:p text:style-name="Text_20_body"/>
      <text:p text:style-name="Text_20_body">Метаданные: типы</text:p>
      <text:p text:style-name="Text_20_body">num : int</text:p>
      <text:p text:style-name="Text_20_body">Извлечение дерева выражения</text:p>
      <text:p text:style-name="Text_20_body">map [1] {</text:p>
      <text:p text:style-name="Text_20_body"><text:tab/>Expression = new EClass {</text:p>
      <text:p text:style-name="Text_20_body"><text:tab/><text:tab/>abstract = true; </text:p>
      <text:p text:style-name="Text_20_body"><text:tab/><text:tab/>name = 'Expression'; </text:p>
      <text:p text:style-name="Text_20_body"><text:tab/>};</text:p>
      <text:p text:style-name="Text_20_body"><text:tab/>BinaryExpr = new EClass {</text:p>
      <text:p text:style-name="Text_20_body"><text:tab/><text:tab/>abstract = true;</text:p>
      <text:p text:style-name="Text_20_body"><text:tab/><text:tab/>name = 'BinaryExpr';</text:p>
      <text:p text:style-name="Text_20_body"><text:tab/><text:tab/>super += Expression;</text:p>
      <text:p text:style-name="Text_20_body"><text:tab/><text:tab/>structuralFeatures += new EReference {</text:p>
      <text:p text:style-name="Text_20_body"><text:soft-page-break/><text:tab/><text:tab/><text:tab/>name = 'left';</text:p>
      <text:p text:style-name="Text_20_body"><text:tab/><text:tab/><text:tab/>type = Expression;</text:p>
      <text:p text:style-name="Text_20_body"><text:tab/><text:tab/>}</text:p>
      <text:p text:style-name="Text_20_body"><text:tab/><text:tab/>structuralFeatures += new EReference {</text:p>
      <text:p text:style-name="Text_20_body"><text:tab/><text:tab/><text:tab/>name = 'right';</text:p>
      <text:p text:style-name="Text_20_body"><text:tab/><text:tab/><text:tab/>type = Expression;</text:p>
      <text:p text:style-name="Text_20_body"><text:tab/><text:tab/>}</text:p>
      <text:p text:style-name="Text_20_body"><text:tab/>}</text:p>
      <text:p text:style-name="Text_20_body"><text:tab/>Num = new EClass {</text:p>
      <text:p text:style-name="Text_20_body"><text:tab/><text:tab/>name = 'Num';</text:p>
      <text:p text:style-name="Text_20_body"><text:tab/><text:tab/>super += Expression;</text:p>
      <text:p text:style-name="Text_20_body"><text:tab/><text:tab/>attributes += new EAttriute {</text:p>
      <text:p text:style-name="Text_20_body"><text:tab/><text:tab/><text:tab/>name = 'value';</text:p>
      <text:p text:style-name="Text_20_body"><text:tab/><text:tab/><text:tab/>type = int;</text:p>
      <text:p text:style-name="Text_20_body"><text:tab/><text:tab/>}</text:p>
      <text:p text:style-name="Text_20_body"><text:tab/>}</text:p>
      <text:p text:style-name="Text_20_body">}</text:p>
      <text:p text:style-name="Text_20_body">map [Operation -&gt; op:#term] {</text:p>
      <text:p text:style-name="Text_20_body"><text:tab/>Op = new EClass {</text:p>
      <text:p text:style-name="Text_20_body"><text:tab/><text:tab/>name = op.name;</text:p>
      <text:p text:style-name="Text_20_body"><text:tab/><text:tab/>super += BinaryExpr[name];</text:p>
      <text:p text:style-name="Text_20_body"><text:tab/>}</text:p>
      <text:p text:style-name="Text_20_body">}</text:p>
      <text:p text:style-name="Text_20_body">Генерация кода</text:p>
      <text:p text:style-name="Text_20_body"><text:tab/>ANTLR: построение дерева выражения</text:p>
      <text:p text:style-name="Standard">powOp</text:p>
      <text:p text:style-name="Standard"><text:tab/>: '^'</text:p>
      <text:p text:style-name="Standard">{</text:p>
      <text:p text:style-name="Standard"><text:tab/>return ExpressionFactory.eINSTANCE.createPow();</text:p>
      <text:p text:style-name="Standard">}</text:p>
      <text:p text:style-name="Text_20_body">pow </text:p>
      <text:p text:style-name="Text_20_body"><text:tab/>: factor </text:p>
      <text:p text:style-name="Text_20_body">{</text:p>
      <text:p text:style-name="Text_20_body"><text:tab/>return factor;</text:p>
      <text:p text:style-name="Text_20_body">}</text:p>
      <text:p text:style-name="Text_20_body"><text:tab/>| factor powOp pow</text:p>
      <text:p text:style-name="Text_20_body">{</text:p>
      <text:p text:style-name="Text_20_body"><text:tab/>BinaryExpr r = powOp;</text:p>
      <text:p text:style-name="Text_20_body"><text:soft-page-break/><text:tab/>r.setLeft(factor);</text:p>
      <text:p text:style-name="Text_20_body"><text:tab/>r.setRight(pow);</text:p>
      <text:p text:style-name="Text_20_body"><text:tab/>return r;</text:p>
      <text:p text:style-name="Text_20_body">}</text:p>
      <text:p text:style-name="Text_20_body">Mult -&gt; Pow | Mult MultOp Pow</text:p>
      <text:p text:style-name="Text_20_body">Plus -&gt; Mult | Plus PlusOp Mult</text:p>
      <text:p text:style-name="Text_20_body">expression : plus</text:p>
      <text:p text:style-name="Text_20_body">{</text:p>
      <text:p text:style-name="Text_20_body"><text:tab/>return plus;</text:p>
      <text:p text:style-name="Text_20_body">}</text:p>
      <text:p text:style-name="Text_20_body"/>
      <text:p text:style-name="Text_20_body">map [* -&gt; sym:#symbol] &lt;&lt;</text:p>
      <text:p text:style-name="Text_20_body"><text:tab/>return &lt;sym.name&gt;;</text:p>
      <text:p text:style-name="Text_20_body">&gt;&gt;</text:p>
      <text:p text:style-name="Text_20_body">map [Operation -&gt; op:#term] &lt;&lt;</text:p>
      <text:p text:style-name="Text_20_body"><text:tab/>return &lt;op.factoryName&gt;.eINSTANCE.&lt;op.factoryMethodName&gt;();</text:p>
      <text:p text:style-name="Text_20_body">&gt;&gt;</text:p>
      <text:p text:style-name="Text_20_body">map [*{operation} -&gt; left:#symbol op:#symbol right:#symbol] &lt;&lt;</text:p>
      <text:p text:style-name="Text_20_body"><text:tab/>BinaryExpr result = &lt;op.name&gt;;</text:p>
      <text:p text:style-name="Text_20_body"><text:tab/>op.setLeft(&lt;left.name&gt;);</text:p>
      <text:p text:style-name="Text_20_body"><text:tab/>op.setRight(&lt;right.name&gt;);</text:p>
      <text:p text:style-name="Text_20_body"><text:tab/>return result;</text:p>
      <text:p text:style-name="Text_20_body">&gt;&gt;</text:p>
      <text:p text:style-name="Text_20_body"/>
      <text:p text:style-name="Text_20_body">Эволюция грамматики</text:p>
      <text:p text:style-name="Text_20_body">Добавили Operation -&gt; ...| '=' </text:p>
      <text:p text:style-name="Text_20_body">'=', '&lt;', '&gt;' : {name='Rel', assoc=left, arg='Plus'}</text:p>
      <text:p text:style-name="Text_20_body">PLUS {super='Rel'}</text:p>
      <text:p text:style-name="Text_20_body">И больше ничего менять не надо!!! УРА!!!</text:p>
      <text:h text:style-name="Heading_20_2" text:outline-level="2">Заключение</text:h>
      <text:p text:style-name="Text_20_body">О чем не было сказано</text:p>
      <text:p text:style-name="Text_20_body"><text:tab/>средства анализа грамматики, основанные на переписывающей логике (для выражения поиска неявной левой рекурсии)</text:p>
      <text:h text:style-name="Heading_20_2" text:outline-level="2">Литератур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o_20_be_20_removed" style:display-name="To be removed" style:family="paragraph" style:parent-style-name="Text_20_body" style:next-style-name="Text_20_body" style:class="text" style:master-page-name="">
      <style:paragraph-properties style:page-number="auto"/>
      <style:text-properties style:font-name="Arial1" fo:font-size="8pt"/>
    </style:style>
    <style:style style:name="Code" style:family="paragraph" style:parent-style-name="Text_20_body" style:next-style-name="Text_20_body" style:class="text" style:master-page-name="">
      <style:paragraph-properties fo:margin-left="0.5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 New" fo:font-size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lined_20_code" style:display-name="Inlined code" style:family="text">
      <style:text-properties style:font-name="Courier New" fo:font-size="10pt" fo:background-color="transparen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y Breslav</meta:initial-creator>
    <meta:creation-date>2008-02-06T23:25:32</meta:creation-date>
    <dc:creator>Andrey Breslav</dc:creator>
    <dc:date>2008-02-26T13:29:56</dc:date>
    <meta:editing-cycles>254</meta:editing-cycles>
    <meta:editing-duration>P3DT12H19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259" meta:word-count="3042" meta:character-count="24299"/>
  </office:meta>
</office:document-meta>
</file>